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Heading1" style:master-page-name="MP0" style:family="paragraph">
      <style:paragraph-properties fo:break-before="page" fo:text-align="center"/>
    </style:style>
    <style:style style:name="P2" style:parent-style-name="Heading2" style:list-style-name="LFO1" style:family="paragraph"/>
    <style:style style:name="P3" style:parent-style-name="Normal" style:family="paragraph">
      <style:paragraph-properties fo:margin-left="0.5in">
        <style:tab-stops/>
      </style:paragraph-properties>
    </style:style>
    <style:style style:name="T4" style:parent-style-name="Hyperlink" style:family="text">
      <style:text-properties style:text-underline-type="none"/>
    </style:style>
    <style:style style:name="P5" style:parent-style-name="Normal" style:family="paragraph">
      <style:paragraph-properties fo:margin-left="0.5in">
        <style:tab-stops/>
      </style:paragraph-properties>
    </style:style>
    <style:style style:name="P6" style:parent-style-name="Normal" style:family="paragraph">
      <style:paragraph-properties fo:margin-left="0.5in">
        <style:tab-stops/>
      </style:paragraph-properties>
    </style:style>
    <style:style style:name="P7" style:parent-style-name="Heading2" style:list-style-name="LFO1" style:family="paragraph"/>
    <style:style style:name="P8" style:parent-style-name="Heading3" style:list-style-name="LFO1" style:family="paragraph"/>
    <style:style style:name="P9" style:parent-style-name="Normal" style:family="paragraph">
      <style:paragraph-properties fo:margin-left="0.5in">
        <style:tab-stops/>
      </style:paragraph-properties>
    </style:style>
    <style:style style:name="P10" style:parent-style-name="Normal" style:family="paragraph">
      <style:paragraph-properties fo:margin-left="0.5in">
        <style:tab-stops/>
      </style:paragraph-properties>
    </style:style>
    <style:style style:name="P11" style:parent-style-name="ListParagraph" style:list-style-name="LFO2" style:family="paragraph">
      <style:paragraph-properties fo:line-height="150%"/>
    </style:style>
    <style:style style:name="P12" style:parent-style-name="ListParagraph" style:list-style-name="LFO2" style:family="paragraph">
      <style:paragraph-properties fo:line-height="150%"/>
    </style:style>
    <style:style style:name="P13" style:parent-style-name="ListParagraph" style:list-style-name="LFO2" style:family="paragraph">
      <style:paragraph-properties fo:line-height="150%"/>
    </style:style>
    <style:style style:name="P14" style:parent-style-name="ListParagraph" style:list-style-name="LFO2" style:family="paragraph"/>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ListParagraph" style:list-style-name="LFO2" style:family="paragraph"/>
    <style:style style:name="P20" style:parent-style-name="ListParagraph" style:list-style-name="LFO2" style:family="paragraph"/>
    <style:style style:name="P21" style:parent-style-name="ListParagraph" style:list-style-name="LFO2" style:family="paragraph"/>
    <style:style style:name="P22" style:parent-style-name="ListParagraph" style:list-style-name="LFO2" style:family="paragraph"/>
    <style:style style:name="P23" style:parent-style-name="Heading2" style:list-style-name="LFO1" style:family="paragraph"/>
    <style:style style:name="P24" style:parent-style-name="Heading3" style:list-style-name="LFO1" style:family="paragraph"/>
    <style:style style:name="P25" style:parent-style-name="Normal" style:family="paragraph">
      <style:paragraph-properties fo:margin-left="0.5in">
        <style:tab-stops/>
      </style:paragraph-properties>
    </style:style>
    <style:style style:name="P26" style:parent-style-name="Normal" style:family="paragraph">
      <style:paragraph-properties fo:margin-left="0.5in">
        <style:tab-stops/>
      </style:paragraph-properties>
    </style:style>
    <style:style style:name="P27" style:parent-style-name="Normal" style:family="paragraph">
      <style:paragraph-properties fo:margin-left="0.5in">
        <style:tab-stops/>
      </style:paragraph-properties>
    </style:style>
    <style:style style:name="P28" style:parent-style-name="Normal" style:family="paragraph">
      <style:paragraph-properties fo:margin-left="0.5in">
        <style:tab-stops/>
      </style:paragraph-properties>
    </style:style>
    <style:style style:name="P29" style:parent-style-name="Normal" style:family="paragraph">
      <style:paragraph-properties fo:margin-left="0.5in">
        <style:tab-stops/>
      </style:paragraph-properties>
    </style:style>
    <style:style style:name="P30" style:parent-style-name="Normal" style:family="paragraph">
      <style:paragraph-properties fo:margin-left="0.5in">
        <style:tab-stops/>
      </style:paragraph-properties>
    </style:style>
    <style:style style:name="P31" style:parent-style-name="Heading2" style:list-style-name="LFO1" style:family="paragraph"/>
    <style:style style:name="P32" style:parent-style-name="Heading3" style:list-style-name="LFO1" style:family="paragraph"/>
    <style:style style:name="P33" style:parent-style-name="Normal" style:family="paragraph">
      <style:paragraph-properties fo:margin-left="0.25in">
        <style:tab-stops/>
      </style:paragraph-properties>
    </style:style>
    <style:style style:name="P34" style:parent-style-name="Normal" style:family="paragraph">
      <style:paragraph-properties fo:margin-left="0.5in">
        <style:tab-stops/>
      </style:paragraph-properties>
    </style:style>
    <style:style style:name="P35" style:parent-style-name="Normal" style:family="paragraph">
      <style:paragraph-properties fo:margin-left="0.5in">
        <style:tab-stops/>
      </style:paragraph-properties>
    </style:style>
    <style:style style:name="P36" style:parent-style-name="Normal" style:family="paragraph">
      <style:paragraph-properties fo:margin-left="0.5in">
        <style:tab-stops/>
      </style:paragraph-properties>
    </style:style>
    <style:style style:name="P37" style:parent-style-name="Normal" style:family="paragraph">
      <style:paragraph-properties fo:margin-left="0.5in">
        <style:tab-stops/>
      </style:paragraph-properties>
      <style:text-properties fo:font-weight="bold" style:font-weight-asian="bold" style:font-weight-complex="bold"/>
    </style:style>
  </office:automatic-styles>
  <office:body>
    <office:text text:use-soft-page-breaks="true">
      <text:h text:style-name="P1" text:outline-level="1">Data Science and Machine Learning LOG</text:h>
      <text:list text:style-name="LFO1" text:continue-numbering="true">
        <text:list-item>
          <text:p text:style-name="P2">Navie Basian Classifiers</text:p>
        </text:list-item>
      </text:list>
      <text:p text:style-name="P3">The original Notebook used in the notebook, taken from -<text:s/><text:a xlink:href="https://github.com/jakevdp/PythonDataScienceHandbook/blob/8a34a4f653bdbdc01415a94dc20d4e9b97438965/notebooks/05.05-Naive-Bayes.ipynb" office:target-frame-name="_top" xlink:show="replace"><text:span text:style-name="Hyperlink">https://github.com/jakevdp/PythonDataScienceHandbook/blob/</text:span><text:span text:style-name="T4">8a34a4f653bdbdc01415a94dc20d4e9b97438965</text:span><text:span text:style-name="Hyperlink">/notebooks/05.05-Naive-Bayes.ipynb</text:span></text:a>.<text:s/></text:p>
      <text:p text:style-name="P5">I tried different dataset and different Basian classifiers to create a useful notebook.<text:s/></text:p>
      <text:p text:style-name="P6">After a long time of testing, I tried creating a notebook using a disease dataset. I tried using Gaussian classifiers for this at the start as I was very confused on how to properly start. After a while I came to realize that that this version of basian classifiers was not the best use for the dataset. I tried<text:s/>multinomial<text:s/>which was better, but I still could not figure out what I was doing. After using 2 different notebooks which I could get something to work I was not happy with them. After many hours of trying to get this to work I needed to move on to SVM and KNN. I commented out all the code and I’m planning on going back after the 1 submission to get it working.<text:s/></text:p>
      <text:list text:style-name="LFO1" text:continue-numbering="true">
        <text:list-item>
          <text:p text:style-name="P7">Support Vector Machines (SVM)</text:p>
        </text:list-item>
      </text:list>
      <text:list text:style-name="LFO1" text:continue-numbering="true">
        <text:list-item>
          <text:list>
            <text:list-item>
              <text:p text:style-name="P8">Iris Dataset changelog</text:p>
            </text:list-item>
          </text:list>
        </text:list-item>
      </text:list>
      <text:p text:style-name="P9">I started work using the following sources to get a better understanding of SVM -<text:s/><text:a xlink:href="https://jakevdp.github.io/PythonDataScienceHandbook/05.07-support-vector-machines.html" office:target-frame-name="_top" xlink:show="replace"><text:span text:style-name="Hyperlink">https://jakevdp.github.io/PythonDataScienceHandbook/05.07-support-vector-machines.html</text:span></text:a>.<text:s/></text:p>
      <text:p text:style-name="P10">From here as I went through and tested out each cell of the notebook, I began to create a new notebook for the iris dataset.</text:p>
      <text:list text:style-name="LFO2" text:continue-numbering="true">
        <text:list-item>
          <text:p text:style-name="P11">Imports:</text:p>
          <text:list text:continue-numbering="true">
            <text:list-item>
              <text:p text:style-name="P12">The only new<text:s/>additions<text:s/>that were added to my notebook from the example notebook were<text:s/>Confusion<text:s/>matrix and train_test_spilt. I<text:s/>knew<text:s/>that I wanted to display a<text:s/>confusion<text:s/>matrix and a spilt the models into<text:s/>training and testing sets. This was not hard to implement.</text:p>
            </text:list-item>
          </text:list>
        </text:list-item>
        <text:list-item>
          <text:p text:style-name="P13">Loading the dataset:</text:p>
          <text:list text:continue-numbering="true">
            <text:list-item>
              <text:p text:style-name="P14">The steps to<text:s/>implement<text:s/>the iris dataset was<text:s/>like<text:s/>the example notebook. The only difference was setting up a “Target” and “feature.”<text:s/>In<text:s/>the<text:s/>iris data set the<text:s/>varied species<text:s/>are described as “Target” and the Length and<text:s/>width<text:s/>of the sepal are described as “feature.”<text:s/>Before I<text:s/>began,<text:s/>I had to<text:s/>understand<text:s/>what kind of model I was going to make and what to use/ add<text:s/>beforehand. To get a better understanding I asked Chat GPT to help with this,<text:s/>the<text:s/>information<text:s/>that I gave was as follows. (A) use a either the sepal or petal, (these are the<text:s/>unique features) and<text:s/>all<text:s/>the Targets, (B) use all Features and 1 Target or (C) use<text:s/>Everything. It said that a<text:s/>beginner<text:s/>to SVM should<text:s/>consider<text:s/>option A and for a more advance models use C. With this<text:s/>information<text:s/>I decide to go with option A and<text:s/>began<text:s/>to input the correct values to being training the model.<text:s/><text:soft-page-break/>This part was not<text:s/>necessarily<text:s/>hard but was a<text:s/>little<text:s/>time consuming on deciding how to move forward with the model.</text:p>
            </text:list-item>
          </text:list>
        </text:list-item>
        <text:list-item>
          <text:p text:style-name="P15">Visualizing the data:</text:p>
          <text:list text:continue-numbering="true">
            <text:list-item>
              <text:p text:style-name="P16">Much like the example notebook, in that there was a scatter plot diagram showing the distinct types of data shown. I wanted to add this as well but a little more in depth and easier to read. As my data did not have just two distinct types of data like in the example notebook, mine had 3 (The Targets) so being able to identify each one was crucial. So, I added a Legend to help people identify what each data point was. This part was also not difficult to add as the skeleton code was already there from the example notebook. The only part that took extra time was implementing the Legend.<text:s/></text:p>
            </text:list-item>
          </text:list>
        </text:list-item>
        <text:list-item>
          <text:p text:style-name="P17">Training the data:</text:p>
          <text:list text:continue-numbering="true">
            <text:list-item>
              <text:p text:style-name="P18">I used the same code that was in the example notebook. The only change that was made was to remove the “C” variable as I believed I did not need to add it to my iris model. This section was not hard to implement.<text:s/></text:p>
            </text:list-item>
          </text:list>
        </text:list-item>
        <text:list-item>
          <text:p text:style-name="P19">Predication Function:</text:p>
          <text:list text:continue-numbering="true">
            <text:list-item>
              <text:p text:style-name="P20">This function was not<text:s/>in the<text:s/>original example notebook. This function allows for user input to type in the length and width of the sepal of<text:s/>an<text:s/>iris flower to predicate which species (Target) it is.<text:s/>This part was a little difficult to implement as I did not know how I wanted to make the predictions.</text:p>
            </text:list-item>
          </text:list>
        </text:list-item>
        <text:list-item>
          <text:p text:style-name="P21">Confusion matrix:</text:p>
          <text:list text:continue-numbering="true">
            <text:list-item>
              <text:p text:style-name="P22">This was a new addition which was not in the example notebook, there was no problem implementing this into the iris notebook.<text:s/></text:p>
            </text:list-item>
          </text:list>
        </text:list-item>
      </text:list>
      <text:list text:style-name="LFO1" text:continue-numbering="true">
        <text:list-item>
          <text:p text:style-name="P23">KNN</text:p>
        </text:list-item>
      </text:list>
      <text:list text:style-name="LFO1" text:continue-numbering="true">
        <text:list-item>
          <text:list>
            <text:list-item>
              <text:p text:style-name="P24">Diabetes dataset changelog</text:p>
            </text:list-item>
          </text:list>
        </text:list-item>
      </text:list>
      <text:p text:style-name="P25">The example dataset that was used for this is located here -<text:s/><text:a xlink:href="https://github.com/rimo02/ML-Notebooks/blob/main/Supervised%20Learning/KNN.ipynb" office:target-frame-name="_top" xlink:show="replace"><text:span text:style-name="Hyperlink">https://github.com/rimo02/ML-Notebooks/blob/main/Supervised%20Learning/KNN.ipynb</text:span></text:a>.</text:p>
      <text:p text:style-name="P26">Imports: The same as the example notebook.</text:p>
      <text:p text:style-name="P27">Loading the dataset: Changed the example notebook dataset to the sklearn diabetes dataset. With Target and Features variables, this was not difficult.</text:p>
      <text:p text:style-name="P28">Visualizing the dataset: instead of using a scatter plot diagram, I decide to use histograms to show all the different features that are in the dataset, this was not difficult to implement.</text:p>
      <text:p text:style-name="P29">Heatmap: I was trying to implement a confusion matrix to the notebook, but I was finding it difficult to do this with dataset. I was trying to find different alternative to a confusion matrix which I could use, that is where I came across heatmaps. It is a bit hard to read it and difficult to understand.<text:s/></text:p>
      <text:p text:style-name="P30">Function: I wanted to create a function that would allow users to input the different “features” via keyboard, as I spent time trying to add this type of feature, I could not figure out how to do it properly. I thought it would be like the iris function, but I still could not get a good function version of it to work. I am unsure if it was due to the dataset or my lack of understanding.</text:p>
      <text:soft-page-break/>
      <text:list text:style-name="LFO1" text:continue-numbering="true">
        <text:list-item>
          <text:p text:style-name="P31">KMC</text:p>
        </text:list-item>
      </text:list>
      <text:list text:style-name="LFO1" text:continue-numbering="true">
        <text:list-item>
          <text:list>
            <text:list-item>
              <text:p text:style-name="P32">Image dataset changelog</text:p>
            </text:list-item>
          </text:list>
        </text:list-item>
      </text:list>
      <text:p text:style-name="P33">The example notebook which was used is located here -<text:s/><text:a xlink:href="https://github.com/jakevdp/PythonDataScienceHandbook/blob/master/notebooks/05.11-K-Means.ipynb" office:target-frame-name="_top" xlink:show="replace"><text:span text:style-name="Hyperlink">https://github.com/jakevdp/PythonDataScienceHandbook/blob/master/notebooks/05.11-K-Means.ipynb</text:span></text:a><text:s/></text:p>
      <text:p text:style-name="Normal"><text:tab/>I could not get a notebook<text:s/>completed<text:s/>that I created. I spent time trying to figure out how KMC works. Ther is no changelog as I did not create a notebook.<text:s/></text:p>
      <text:p text:style-name="P34"/>
      <text:p text:style-name="Normal"/>
      <text:p text:style-name="Normal"/>
      <text:p text:style-name="P35"/>
      <text:p text:style-name="P36"/>
      <text:p text:style-name="Normal"/>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0"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0"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0"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tudent  C00272285) Luka Brennan</meta:initial-creator>
    <dc:creator>(Student  C00272285) Luka Brennan</dc:creator>
    <meta:creation-date>2025-03-03T21:33:00Z</meta:creation-date>
    <dc:date>2025-03-03T21:33:00Z</dc:date>
    <meta:template xlink:href="Normal.dotm" xlink:type="simple"/>
    <meta:editing-cycles>2</meta:editing-cycles>
    <meta:editing-duration>PT240S</meta:editing-duration>
    <meta:document-statistic meta:page-count="3" meta:paragraph-count="11" meta:word-count="893" meta:character-count="5976" meta:row-count="42" meta:non-whitespace-character-count="5094"/>
  </office:meta>
</office:document-meta>
</file>